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auto-grow-height="false" fo:min-height="4.275cm" fo:min-width="13.042cm" fo:wrap-option="no-wrap"/>
    </style:style>
    <style:style style:name="gr2" style:family="graphic" style:parent-style-name="standard">
      <style:graphic-properties draw:auto-grow-height="false" fo:min-height="2.39cm" fo:min-width="10.26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4" style:family="graphic" style:parent-style-name="standard">
      <style:graphic-properties draw:fill="none" draw:fill-color="#ff3333" draw:textarea-horizontal-align="justify" draw:textarea-vertical-align="middle" draw:auto-grow-height="false" fo:min-height="1.02cm" fo:min-width="2.929cm"/>
    </style:style>
    <style:style style:name="gr5" style:family="graphic" style:parent-style-name="standard">
      <style:graphic-properties draw:auto-grow-height="false" fo:min-height="2.265cm" fo:min-width="10.268cm" fo:wrap-option="no-wrap"/>
    </style:style>
    <style:style style:name="gr6" style:family="graphic" style:parent-style-name="standard">
      <style:graphic-properties draw:stroke="dash" draw:stroke-dash="Fine_20_Dashed" svg:stroke-color="#000000" draw:marker-end="Small_20_Arrow" draw:fill="none" draw:auto-grow-height="false" fo:min-height="11.893cm" fo:min-width="6.69cm" fo:wrap-option="no-wrap"/>
    </style:style>
    <style:style style:name="gr7" style:family="graphic" style:parent-style-name="standard">
      <style:graphic-properties draw:stroke="dash" draw:stroke-dash="Fine_20_Dashed" svg:stroke-color="#000000" draw:marker-end="Small_20_Arrow" draw:fill="none" draw:auto-grow-height="false" fo:min-height="11.921cm" fo:min-width="6.21cm" fo:wrap-option="no-wrap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3333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13.589cm" svg:height="4.572cm" svg:x="4.175cm" svg:y="7.985cm">
          <text:p>Master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10.794cm" svg:height="2.668cm" svg:x="5.827cm" svg:y="12.937cm">
          <text:p>Slave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3.429cm" svg:height="1.27cm" svg:x="6.08cm" svg:y="23.86cm">
          <text:p text:style-name="P1"><text:span text:style-name="T1">Job 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1.27cm" svg:x="6.334cm" svg:y="25.638cm">
          <text:p text:style-name="P1"><text:span text:style-name="T1">Job 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429cm" svg:height="1.27cm" svg:x="4.556cm" svg:y="9.128cm">
          <text:p text:style-name="P1"><text:span text:style-name="T1">Job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429cm" svg:height="1.27cm" svg:x="6.715cm" svg:y="13.954cm">
          <text:p text:style-name="P1"><text:span text:style-name="T1">Task 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1.27cm" svg:x="10.525cm" svg:y="23.86cm">
          <text:p text:style-name="P1"><text:span text:style-name="T1">Name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429cm" svg:height="1.27cm" svg:x="12.05cm" svg:y="13.924cm">
          <text:p text:style-name="P1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5" draw:layer="layout" svg:width="10.794cm" svg:height="2.541cm" svg:x="5.826cm" svg:y="15.985cm">
          <text:p>Slave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7" draw:id="id7" draw:layer="layout" svg:width="3.429cm" svg:height="1.27cm" svg:x="6.715cm" svg:y="17.002cm">
          <text:p text:style-name="P1"><text:span text:style-name="T1">Task Tra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429cm" svg:height="1.27cm" svg:x="12.303cm" svg:y="17.002cm">
          <text:p text:style-name="P1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429cm" svg:height="1.27cm" svg:x="6.969cm" svg:y="10.779cm">
          <text:p text:style-name="P1"><text:span text:style-name="T1">Task Tra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429cm" svg:height="1.27cm" svg:x="12.811cm" svg:y="9.763cm">
          <text:p text:style-name="P1"><text:span text:style-name="T1">Name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2cm" svg:height="12.573cm" svg:x="3.159cm" svg:y="6.461cm">
          <text:p>Map Reduce lay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0.7784431137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draw:layer="layout" svg:width="7.112cm" svg:height="12.573cm" svg:x="11.414cm" svg:y="6.461cm">
          <text:p>HDFS lay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0.7784431137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4" draw:layer="layout" svg:x1="7.985cm" svg:y1="9.763cm" svg:x2="8.683cm" svg:y2="10.779cm" draw:start-shape="id1" draw:end-shape="id2" draw:end-glue-point="0" svg:d="M7985 9763h698v1016" svg:viewBox="0 0 699 1017">
          <text:p/>
        </draw:connector>
        <draw:connector draw:style-name="gr8" draw:text-style-name="P4" draw:layer="layout" draw:line-skew="0cm -0.895cm" svg:x1="6.27cm" svg:y1="10.398cm" svg:x2="6.715cm" svg:y2="14.589cm" draw:start-shape="id1" draw:start-glue-point="2" draw:end-shape="id3" draw:end-glue-point="3" svg:d="M6270 10398v1778h-952v2413h1397" svg:viewBox="0 0 1398 4192">
          <text:p/>
        </draw:connector>
        <draw:connector draw:style-name="gr8" draw:text-style-name="P4" draw:layer="layout" draw:line-skew="-0.651cm" svg:x1="14.525cm" svg:y1="11.033cm" svg:x2="13.764cm" svg:y2="13.924cm" draw:start-shape="id4" draw:start-glue-point="2" draw:end-shape="id5" svg:d="M14525 11033v795h-761v2096" svg:viewBox="0 0 762 2892">
          <text:p/>
        </draw:connector>
        <draw:connector draw:style-name="gr8" draw:text-style-name="P4" draw:layer="layout" draw:line-skew="0.262cm" svg:x1="16.24cm" svg:y1="10.398cm" svg:x2="15.732cm" svg:y2="17.637cm" draw:start-shape="id4" draw:start-glue-point="1" draw:end-shape="id6" svg:d="M16240 10398h762v7239h-1270" svg:viewBox="0 0 1271 7240">
          <text:p/>
        </draw:connector>
        <draw:connector draw:style-name="gr8" draw:text-style-name="P4" draw:layer="layout" draw:line-skew="-2.794cm -1.276cm" svg:x1="6.27cm" svg:y1="10.398cm" svg:x2="6.715cm" svg:y2="17.637cm" draw:start-shape="id1" draw:start-glue-point="2" draw:end-shape="id7" draw:end-glue-point="3" svg:d="M6270 10398v508h-1333v6731h1778" svg:viewBox="0 0 1779 7240">
          <text:p/>
        </draw:connector>
      </draw:page>
      <draw:page draw:name="page2" draw:style-name="dp1" draw:master-page-name="Default">
        <draw:custom-shape draw:style-name="gr1" draw:layer="layout" svg:width="13.589cm" svg:height="4.572cm" svg:x="1.254cm" svg:y="1.762cm">
          <text:p>Master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10.794cm" svg:height="2.668cm" svg:x="2.906cm" svg:y="6.714cm">
          <text:p>Slave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xml:id="id8" draw:id="id8" draw:layer="layout" svg:width="3.429cm" svg:height="1.27cm" svg:x="1.635cm" svg:y="2.905cm">
          <text:p text:style-name="P1"><text:span text:style-name="T1">Job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429cm" svg:height="1.27cm" svg:x="3.794cm" svg:y="7.731cm">
          <text:p text:style-name="P1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3.429cm" svg:height="1.27cm" svg:x="9.129cm" svg:y="7.701cm">
          <text:p text:style-name="P1"><text:span text:style-name="T1">Data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10.794cm" svg:height="2.541cm" svg:x="2.905cm" svg:y="9.762cm">
          <text:p>Slave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13.36103214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14" draw:id="id14" draw:layer="layout" svg:width="3.429cm" svg:height="1.27cm" svg:x="3.794cm" svg:y="10.779cm">
          <text:p text:style-name="P1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3.429cm" svg:height="1.27cm" svg:x="9.382cm" svg:y="10.779cm">
          <text:p text:style-name="P1"><text:span text:style-name="T1">Data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3.429cm" svg:height="1.27cm" svg:x="4.048cm" svg:y="4.556cm">
          <text:p text:style-name="P1"><text:span text:style-name="T1">Task 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3.429cm" svg:height="1.27cm" svg:x="9.89cm" svg:y="3.54cm">
          <text:p text:style-name="P1"><text:span text:style-name="T1">Name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7.62cm" svg:height="12.573cm" svg:x="0.238cm" svg:y="0.238cm">
          <text:p>Map Reduce lay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draw:layer="layout" svg:width="7.112cm" svg:height="12.573cm" svg:x="8.493cm" svg:y="0.238cm">
          <text:p>HDFS lay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4" draw:layer="layout" svg:x1="5.064cm" svg:y1="3.54cm" svg:x2="5.762cm" svg:y2="4.556cm" draw:start-shape="id8" draw:end-shape="id9" draw:end-glue-point="0" svg:d="M5064 3540h698v1016" svg:viewBox="0 0 699 1017">
          <text:p/>
        </draw:connector>
        <draw:connector draw:style-name="gr8" draw:text-style-name="P4" draw:layer="layout" draw:line-skew="0cm -0.895cm" svg:x1="3.349cm" svg:y1="4.175cm" svg:x2="3.794cm" svg:y2="8.366cm" draw:start-shape="id8" draw:start-glue-point="2" draw:end-shape="id10" draw:end-glue-point="3" svg:d="M3349 4175v1778h-952v2413h1397" svg:viewBox="0 0 1398 4192">
          <text:p/>
        </draw:connector>
        <draw:connector draw:style-name="gr8" draw:text-style-name="P4" draw:layer="layout" draw:line-skew="-0.651cm" svg:x1="11.604cm" svg:y1="4.81cm" svg:x2="10.843cm" svg:y2="7.701cm" draw:start-shape="id11" draw:start-glue-point="2" draw:end-shape="id12" svg:d="M11604 4810v795h-761v2096" svg:viewBox="0 0 762 2892">
          <text:p/>
        </draw:connector>
        <draw:connector draw:style-name="gr8" draw:text-style-name="P4" draw:layer="layout" draw:line-skew="0.262cm" svg:x1="13.319cm" svg:y1="4.175cm" svg:x2="12.811cm" svg:y2="11.414cm" draw:start-shape="id11" draw:start-glue-point="1" draw:end-shape="id13" svg:d="M13319 4175h762v7239h-1270" svg:viewBox="0 0 1271 7240">
          <text:p/>
        </draw:connector>
        <draw:connector draw:style-name="gr8" draw:text-style-name="P4" draw:layer="layout" draw:line-skew="-2.794cm -1.276cm" svg:x1="3.349cm" svg:y1="4.175cm" svg:x2="3.794cm" svg:y2="11.414cm" draw:start-shape="id8" draw:start-glue-point="2" draw:end-shape="id14" draw:end-glue-point="3" svg:d="M3349 4175v508h-1333v6731h1778" svg:viewBox="0 0 1779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1:07:16.770665524</meta:creation-date>
    <dc:date>2016-03-08T08:00:06.237537424</dc:date>
    <meta:editing-duration>PT3M1S</meta:editing-duration>
    <meta:editing-cycles>2</meta:editing-cycles>
    <meta:generator>LibreOffice/5.1.1.1$Linux_X86_64 LibreOffice_project/10m0$Build-1</meta:generator>
    <meta:document-statistic meta:object-count="37"/>
  </office:meta>
</office:document-meta>
</file>